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TendererQualification" table:style-name="ta1" table:print-ranges="A1:AF19">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TendererQualification">
            <text:p>TendererQualification</text:p>
          </table:table-cell>
          <table:table-cell table:style-name="ce2" office:value-type="string">
            <text:p>Tenderer Qualification. Details</text:p>
          </table:table-cell>
          <table:table-cell table:style-name="ce2" office:value-type="string"/>
          <table:table-cell table:style-name="ce2" office:value-type="string">
            <text:p>Tenderer Qualification</text:p>
          </table:table-cell>
          <table:table-cell table:style-name="ce2" table:number-columns-repeated="11" office:value-type="string"/>
          <table:table-cell table:style-name="ce2" office:value-type="string">
            <text:p>ABIE</text:p>
          </table:table-cell>
          <table:table-cell table:style-name="ce2" office:value-type="string">
            <text:p>A document used for the Tenderer to declare things about his own condition.</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Tenderer Qualification. UBL Version Identifier. Identifier</text:p>
          </table:table-cell>
          <table:table-cell table:style-name="ce3" office:value-type="string"/>
          <table:table-cell office:value-type="string" table:style-name="ce3">
            <text:p>Tenderer Qualification</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version of the UBL schema being used.</text:p>
          </table:table-cell>
          <table:table-cell office:value-type="string" table:style-name="ce3">
            <text:p>2.0.5</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Tenderer Qualification. Customization Identifier. Identifier</text:p>
          </table:table-cell>
          <table:table-cell table:style-name="ce3" office:value-type="string"/>
          <table:table-cell office:value-type="string" table:style-name="ce3">
            <text:p>Tenderer Qualification</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dentifier for a user defined subset of UBL.</text:p>
          </table:table-cell>
          <table:table-cell office:value-type="string" table:style-name="ce3">
            <text:p>NE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Tenderer Qualification. Profile Identifier. Identifier</text:p>
          </table:table-cell>
          <table:table-cell table:style-name="ce3" office:value-type="string"/>
          <table:table-cell office:value-type="string" table:style-name="ce3">
            <text:p>Tenderer Qualification</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dentifier for a user defined profile of the subset of UBL being used. </text:p>
          </table:table-cell>
          <table:table-cell office:value-type="string" table:style-name="ce3">
            <text:p>BasicProcurementProces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Tenderer Qualification. Profile Execution Identifier. Identifier</text:p>
          </table:table-cell>
          <table:table-cell table:style-name="ce3" office:value-type="string"/>
          <table:table-cell office:value-type="string" table:style-name="ce3">
            <text:p>Tenderer Qualification</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Tenderer Qualification. Identifier</text:p>
          </table:table-cell>
          <table:table-cell table:style-name="ce3" office:value-type="string"/>
          <table:table-cell office:value-type="string" table:style-name="ce3">
            <text:p>Tenderer Qualification</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n identifier for the Qualificatio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Tenderer Qualification. Copy_ Indicator. Indicator</text:p>
          </table:table-cell>
          <table:table-cell table:style-name="ce3" office:value-type="string"/>
          <table:table-cell office:value-type="string" table:style-name="ce3">
            <text:p>Tenderer Qualification</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Qualification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Tenderer Qualification. UUID. Identifier</text:p>
          </table:table-cell>
          <table:table-cell table:style-name="ce3" office:value-type="string"/>
          <table:table-cell office:value-type="string" table:style-name="ce3">
            <text:p>Tenderer Qualification</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computer-generated universally unique identifier (UUID) for the document instanc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ContractFolderID" table:style-name="ce3">
            <text:p>ContractFolderID</text:p>
          </table:table-cell>
          <table:table-cell office:value-type="string" table:style-name="ce3">
            <text:p>Tenderer Qualification. Contract Folder Identifier. Identifier</text:p>
          </table:table-cell>
          <table:table-cell table:style-name="ce3" office:value-type="string"/>
          <table:table-cell office:value-type="string" table:style-name="ce3">
            <text:p>Tenderer Qualification</text:p>
          </table:table-cell>
          <table:table-cell table:style-name="ce3" office:value-type="string"/>
          <table:table-cell office:value-type="string" table:style-name="ce3">
            <text:p>Contract Folder</text:p>
          </table:table-cell>
          <table:table-cell office:value-type="string" table:style-name="ce3">
            <text:p>Identifier</text:p>
          </table:table-cell>
          <table:table-cell office:value-type="string" table:style-name="ce3">
            <text:p>Contract Folder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process file (i.e. record) to which will belong this tend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Date" table:style-name="ce3">
            <text:p>IssueDate</text:p>
          </table:table-cell>
          <table:table-cell office:value-type="string" table:style-name="ce3">
            <text:p>Tenderer Qualification. Issue Date. Date</text:p>
          </table:table-cell>
          <table:table-cell table:style-name="ce3" office:value-type="string"/>
          <table:table-cell office:value-type="string" table:style-name="ce3">
            <text:p>Tenderer Qualification</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 date denoting when the Qualification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IssueTime" table:style-name="ce3">
            <text:p>IssueTime</text:p>
          </table:table-cell>
          <table:table-cell office:value-type="string" table:style-name="ce3">
            <text:p>Tenderer Qualification. Issue Time. Time</text:p>
          </table:table-cell>
          <table:table-cell table:style-name="ce3" office:value-type="string"/>
          <table:table-cell office:value-type="string" table:style-name="ce3">
            <text:p>Tenderer Qualification</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time denoting when the Qualification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Note" table:style-name="ce3">
            <text:p>Note</text:p>
          </table:table-cell>
          <table:table-cell office:value-type="string" table:style-name="ce3">
            <text:p>Tenderer Qualification. Note. Text</text:p>
          </table:table-cell>
          <table:table-cell table:style-name="ce3" office:value-type="string"/>
          <table:table-cell office:value-type="string" table:style-name="ce3">
            <text:p>Tenderer Qualification</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contains the textual description of the Qualification in free form text.</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Signature">
            <text:p>Signature</text:p>
          </table:table-cell>
          <table:table-cell table:style-name="ce4" office:value-type="string">
            <text:p>Tenderer Qualification. Signature</text:p>
          </table:table-cell>
          <table:table-cell table:style-name="ce4" office:value-type="string"/>
          <table:table-cell table:style-name="ce4" office:value-type="string">
            <text:p>Tenderer Qualification</text:p>
          </table:table-cell>
          <table:table-cell table:number-columns-repeated="2" table:style-name="ce4" office:value-type="string"/>
          <table:table-cell table:style-name="ce4" office:value-type="string"/>
          <table:table-cell table:style-name="ce4" table:formula="of:=[.M14]"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ssociates the Qualification with zero or more signature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TendererPartyQualification">
            <text:p>TendererPartyQualification</text:p>
          </table:table-cell>
          <table:table-cell table:style-name="ce4" office:value-type="string">
            <text:p>Tenderer Qualification. Tenderer Party Qualification</text:p>
          </table:table-cell>
          <table:table-cell table:style-name="ce4" office:value-type="string"/>
          <table:table-cell table:style-name="ce4" office:value-type="string">
            <text:p>Tenderer Qualification</text:p>
          </table:table-cell>
          <table:table-cell table:number-columns-repeated="2" table:style-name="ce4" office:value-type="string"/>
          <table:table-cell table:style-name="ce4" office:value-type="string"/>
          <table:table-cell table:style-name="ce4" table:formula="of:=[.M15]" office:value-type="string" office:string-value="Tenderer Party Qualification">
            <text:p>Tenderer Party Qualification</text:p>
          </table:table-cell>
          <table:table-cell table:style-name="ce4" office:value-type="string">
            <text:p>Tenderer Party Qualification</text:p>
          </table:table-cell>
          <table:table-cell table:style-name="ce4" table:number-columns-repeated="3" office:value-type="string"/>
          <table:table-cell table:style-name="ce4" office:value-type="string">
            <text:p>Tenderer Party Qualification</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the set of qualifications for a the Partie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ContractingParty">
            <text:p>ContractingParty</text:p>
          </table:table-cell>
          <table:table-cell table:style-name="ce4" office:value-type="string">
            <text:p>Tenderer Qualification. Contracting Party</text:p>
          </table:table-cell>
          <table:table-cell table:style-name="ce4" office:value-type="string"/>
          <table:table-cell table:style-name="ce4" office:value-type="string">
            <text:p>Tenderer Qualification</text:p>
          </table:table-cell>
          <table:table-cell table:number-columns-repeated="2" table:style-name="ce4" office:value-type="string"/>
          <table:table-cell table:style-name="ce4" office:value-type="string"/>
          <table:table-cell table:style-name="ce4" table:formula="of:=[.M16]" office:value-type="string" office:string-value="Contracting Party">
            <text:p>Contracting Party</text:p>
          </table:table-cell>
          <table:table-cell table:style-name="ce4" office:value-type="string">
            <text:p>Contracting Party</text:p>
          </table:table-cell>
          <table:table-cell table:style-name="ce4" table:number-columns-repeated="3" office:value-type="string"/>
          <table:table-cell table:style-name="ce4" office:value-type="string">
            <text:p>Contracting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a Contracting Party.</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Evidence">
            <text:p>Evidence</text:p>
          </table:table-cell>
          <table:table-cell table:style-name="ce4" office:value-type="string">
            <text:p>Tenderer Qualification. Evidence</text:p>
          </table:table-cell>
          <table:table-cell table:style-name="ce4" office:value-type="string"/>
          <table:table-cell table:style-name="ce4" office:value-type="string">
            <text:p>Tenderer Qualification</text:p>
          </table:table-cell>
          <table:table-cell table:number-columns-repeated="2" table:style-name="ce4" office:value-type="string"/>
          <table:table-cell table:style-name="ce4" office:value-type="string"/>
          <table:table-cell table:style-name="ce4" table:formula="of:=[.M17]" office:value-type="string" office:string-value="Evidence">
            <text:p>Evidence</text:p>
          </table:table-cell>
          <table:table-cell table:style-name="ce4" office:value-type="string">
            <text:p>Evidence</text:p>
          </table:table-cell>
          <table:table-cell table:style-name="ce4" table:number-columns-repeated="3" office:value-type="string"/>
          <table:table-cell table:style-name="ce4" office:value-type="string">
            <text:p>Evid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a set of evidence element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AdditionalDocumentReference">
            <text:p>AdditionalDocumentReference</text:p>
          </table:table-cell>
          <table:table-cell table:style-name="ce4" office:value-type="string">
            <text:p>Tenderer Qualification. Additional_ Document Reference. Document Reference</text:p>
          </table:table-cell>
          <table:table-cell table:style-name="ce4" office:value-type="string"/>
          <table:table-cell table:style-name="ce4" office:value-type="string">
            <text:p>Tenderer Qualification</text:p>
          </table:table-cell>
          <table:table-cell table:style-name="ce4" office:value-type="string">
            <text:p>Additional</text:p>
          </table:table-cell>
          <table:table-cell table:style-name="ce4" office:value-type="string"/>
          <table:table-cell table:style-name="ce4" office:value-type="string"/>
          <table:table-cell table:style-name="ce4" table:formula="of:=[.M18]"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Information about a document referred to in another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